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4" style:family="paragraph">
      <loext:graphic-properties draw:fill="none" draw:fill-color="#ffffff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5" style:family="paragraph">
      <loext:graphic-properties draw:fill="none" draw:fill-color="#ffffff"/>
    </style:style>
    <style:style style:name="T1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508cm" svg:height="0.508cm" svg:x="4.81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508cm" svg:height="0.508cm" svg:x="3.811cm" svg:y="5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508cm" svg:height="0.508cm" svg:x="4.811cm" svg:y="5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508cm" svg:height="0.508cm" svg:x="5.912cm" svg:y="5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884cm" svg:y1="4.158cm" svg:x2="4.065cm" svg:y2="5.125cm" draw:start-shape="id1" draw:start-glue-point="7" draw:end-shape="id2" draw:end-glue-point="4" svg:d="M4884 4158l-819 967" svg:viewBox="0 0 820 968">
          <text:p/>
        </draw:connector>
        <draw:connector draw:style-name="gr2" draw:text-style-name="P2" draw:layer="layout" draw:type="line" svg:x1="5.064cm" svg:y1="4.232cm" svg:x2="5.065cm" svg:y2="5.125cm" draw:start-shape="id1" draw:start-glue-point="8" draw:end-shape="id3" draw:end-glue-point="4" svg:d="M5064 4232l1 893" svg:viewBox="0 0 2 894">
          <text:p/>
        </draw:connector>
        <draw:connector draw:style-name="gr2" draw:text-style-name="P2" draw:layer="layout" draw:type="line" svg:x1="5.244cm" svg:y1="4.158cm" svg:x2="6.166cm" svg:y2="5.126cm" draw:start-shape="id1" draw:start-glue-point="9" draw:end-shape="id4" draw:end-glue-point="4" svg:d="M5244 4158l922 968" svg:viewBox="0 0 923 969">
          <text:p/>
        </draw:connector>
        <draw:custom-shape draw:style-name="gr1" draw:text-style-name="P1" xml:id="id5" draw:id="id5" draw:layer="layout" svg:width="0.508cm" svg:height="0.508cm" svg:x="4.912cm" svg:y="6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508cm" svg:height="0.508cm" svg:x="5.912cm" svg:y="6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508cm" svg:height="0.508cm" svg:x="7.013cm" svg:y="6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986cm" svg:y1="5.56cm" svg:x2="5.166cm" svg:y2="6.626cm" draw:start-shape="id4" draw:start-glue-point="7" draw:end-shape="id5" draw:end-glue-point="4" svg:d="M5986 5560l-820 1066" svg:viewBox="0 0 821 1067">
          <text:p/>
        </draw:connector>
        <draw:connector draw:style-name="gr2" draw:text-style-name="P2" draw:layer="layout" draw:type="line" svg:x1="6.166cm" svg:y1="5.634cm" svg:x2="6.166cm" svg:y2="6.626cm" draw:start-shape="id4" draw:start-glue-point="8" draw:end-shape="id6" draw:end-glue-point="4" svg:d="M6166 5634v992" svg:viewBox="0 0 1 993">
          <text:p/>
        </draw:connector>
        <draw:connector draw:style-name="gr2" draw:text-style-name="P2" draw:layer="layout" draw:type="line" svg:x1="6.346cm" svg:y1="5.56cm" svg:x2="7.267cm" svg:y2="6.627cm" draw:start-shape="id4" draw:start-glue-point="9" draw:end-shape="id7" draw:end-glue-point="4" svg:d="M6346 5560l921 1067" svg:viewBox="0 0 922 1068">
          <text:p/>
        </draw:connector>
        <draw:frame draw:style-name="gr3" draw:text-style-name="P4" draw:layer="layout" svg:width="1.171cm" svg:height="0.721cm" svg:x="5.163cm" svg:y="3.34cm">
          <draw:text-box>
            <text:p text:style-name="P3"><text:span text:style-name="T1">v0</text:span></text:p>
          </draw:text-box>
        </draw:frame>
        <draw:frame draw:style-name="gr3" draw:text-style-name="P4" draw:layer="layout" svg:width="1.171cm" svg:height="0.721cm" svg:x="3.159cm" svg:y="5.359cm">
          <draw:text-box>
            <text:p text:style-name="P3"><text:span text:style-name="T1">v1</text:span></text:p>
          </draw:text-box>
        </draw:frame>
        <draw:frame draw:style-name="gr3" draw:text-style-name="P4" draw:layer="layout" svg:width="1.171cm" svg:height="0.721cm" svg:x="5.544cm" svg:y="7.01cm">
          <draw:text-box>
            <text:p text:style-name="P3"><text:span text:style-name="T1">v5</text:span></text:p>
          </draw:text-box>
        </draw:frame>
        <draw:frame draw:style-name="gr3" draw:text-style-name="P4" draw:layer="layout" svg:width="1.171cm" svg:height="0.721cm" svg:x="6.26cm" svg:y="5.06cm">
          <draw:text-box>
            <text:p text:style-name="P3"><text:span text:style-name="T1">v3</text:span></text:p>
          </draw:text-box>
        </draw:frame>
        <draw:frame draw:style-name="gr4" draw:text-style-name="P5" draw:layer="layout" svg:width="1.569cm" svg:height="0.962cm" svg:x="6.688cm" svg:y="7.85cm">
          <draw:text-box>
            <text:p>. . . </text:p>
          </draw:text-box>
        </draw:frame>
        <draw:frame draw:style-name="gr3" draw:text-style-name="P4" draw:layer="layout" svg:width="1.171cm" svg:height="0.721cm" svg:x="4.36cm" svg:y="6.96cm">
          <draw:text-box>
            <text:p text:style-name="P3"><text:span text:style-name="T1">v4</text:span></text:p>
          </draw:text-box>
        </draw:frame>
        <draw:frame draw:style-name="gr3" draw:text-style-name="P4" draw:layer="layout" svg:width="1.171cm" svg:height="0.721cm" svg:x="7.449cm" svg:y="6.461cm">
          <draw:text-box>
            <text:p text:style-name="P3"><text:span text:style-name="T1">v6</text:span></text:p>
          </draw:text-box>
        </draw:frame>
        <draw:connector draw:style-name="gr2" draw:text-style-name="P2" draw:layer="layout" draw:type="line" svg:x1="7.087cm" svg:y1="7.06cm" svg:x2="6.267cm" svg:y2="8.126cm" svg:d="M7087 7060l-820 1066" svg:viewBox="0 0 821 1067">
          <text:p/>
        </draw:connector>
        <draw:connector draw:style-name="gr2" draw:text-style-name="P2" draw:layer="layout" draw:type="line" svg:x1="7.267cm" svg:y1="7.134cm" svg:x2="7.267cm" svg:y2="8.126cm" svg:d="M7267 7134v992" svg:viewBox="0 0 1 993">
          <text:p/>
        </draw:connector>
        <draw:connector draw:style-name="gr2" draw:text-style-name="P2" draw:layer="layout" draw:type="line" svg:x1="7.447cm" svg:y1="7.06cm" svg:x2="8.368cm" svg:y2="8.127cm" svg:d="M7447 7060l921 1067" svg:viewBox="0 0 922 1068">
          <text:p/>
        </draw:connector>
        <draw:custom-shape draw:style-name="gr1" draw:text-style-name="P1" xml:id="id8" draw:id="id8" draw:layer="layout" svg:width="0.508cm" svg:height="0.508cm" svg:x="8.112cm" svg:y="8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508cm" svg:height="0.508cm" svg:x="7.112cm" svg:y="10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508cm" svg:height="0.508cm" svg:x="8.112cm" svg:y="10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508cm" svg:height="0.508cm" svg:x="9.213cm" svg:y="10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8.186cm" svg:y1="9.261cm" svg:x2="7.366cm" svg:y2="10.327cm" draw:start-shape="id8" draw:start-glue-point="7" draw:end-shape="id9" draw:end-glue-point="4" svg:d="M8186 9261l-820 1066" svg:viewBox="0 0 821 1067">
          <text:p/>
        </draw:connector>
        <draw:connector draw:style-name="gr2" draw:text-style-name="P2" draw:layer="layout" draw:type="line" svg:x1="8.366cm" svg:y1="9.335cm" svg:x2="8.366cm" svg:y2="10.327cm" draw:start-shape="id8" draw:start-glue-point="8" draw:end-shape="id10" draw:end-glue-point="4" svg:d="M8366 9335v992" svg:viewBox="0 0 1 993">
          <text:p/>
        </draw:connector>
        <draw:connector draw:style-name="gr2" draw:text-style-name="P2" draw:layer="layout" draw:type="line" svg:x1="8.546cm" svg:y1="9.261cm" svg:x2="9.467cm" svg:y2="10.328cm" draw:start-shape="id8" draw:start-glue-point="9" draw:end-shape="id11" draw:end-glue-point="4" svg:d="M8546 9261l921 1067" svg:viewBox="0 0 922 1068">
          <text:p/>
        </draw:connector>
        <draw:frame draw:style-name="gr3" draw:text-style-name="P4" draw:layer="layout" svg:width="1.171cm" svg:height="0.721cm" svg:x="8.46cm" svg:y="8.761cm">
          <draw:text-box>
            <text:p text:style-name="P3"><text:span text:style-name="T1">v96</text:span></text:p>
          </draw:text-box>
        </draw:frame>
        <draw:frame draw:style-name="gr3" draw:text-style-name="P4" draw:layer="layout" svg:width="1.171cm" svg:height="0.721cm" svg:x="9.649cm" svg:y="10.162cm">
          <draw:text-box>
            <text:p text:style-name="P3"><text:span text:style-name="T1">v99</text:span></text:p>
          </draw:text-box>
        </draw:frame>
        <draw:frame draw:style-name="gr3" draw:text-style-name="P4" draw:layer="layout" svg:width="1.171cm" svg:height="0.721cm" svg:x="4.26cm" svg:y="5.36cm">
          <draw:text-box>
            <text:p text:style-name="P3"><text:span text:style-name="T1">v2</text:span></text:p>
          </draw:text-box>
        </draw:frame>
        <draw:frame draw:style-name="gr3" draw:text-style-name="P4" draw:layer="layout" svg:width="1.171cm" svg:height="0.721cm" svg:x="6.35cm" svg:y="10.663cm">
          <draw:text-box>
            <text:p text:style-name="P3"><text:span text:style-name="T1">v97</text:span></text:p>
          </draw:text-box>
        </draw:frame>
        <draw:frame draw:style-name="gr3" draw:text-style-name="P4" draw:layer="layout" svg:width="1.171cm" svg:height="0.721cm" svg:x="7.451cm" svg:y="10.664cm">
          <draw:text-box>
            <text:p text:style-name="P3"><text:span text:style-name="T1">v98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4-29T10:03:30.142000000</meta:creation-date>
    <dc:date>2022-04-29T10:13:26.761000000</dc:date>
    <meta:editing-duration>PT9M57S</meta:editing-duration>
    <meta:editing-cycles>1</meta:editing-cycles>
    <meta:document-statistic meta:object-count="35"/>
    <meta:generator>LibreOffice/6.3.2.2$Windows_X86_64 LibreOffice_project/98b30e735bda24bc04ab42594c85f7fd8be07b9c</meta:generator>
  </office:meta>
</office:document-meta>
</file>